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100 elementos</text:p>
          </table:table-cell>
          <table:table-cell office:value-type="string" table:style-name="ce1">
            <text:p>1500 elementos</text:p>
          </table:table-cell>
          <table:table-cell table:style-name="ce1">
            <draw:frame draw:z-index="2" draw:id="id1" draw:style-name="a1" draw:name="Gráfico 3" svg:x="0.25in" svg:y="0.171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046000000000004E-3" table:style-name="ce1">
            <text:p>0,0046046</text:p>
          </table:table-cell>
          <table:table-cell office:value-type="float" office:value="3.790517125" table:style-name="ce1">
            <text:p>3,790517125</text:p>
          </table:table-cell>
          <table:table-cell table:number-columns-repeated="6"/>
          <table:table-cell table:style-name="ce1">
            <draw:frame draw:z-index="1" draw:id="id0" draw:style-name="a0" draw:name="Gráfico 2" svg:x="0.34375in" svg:y="0.036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06141E-3" table:style-name="ce1">
            <text:p>0,001306141</text:p>
          </table:table-cell>
          <table:table-cell office:value-type="float" office:value="17.101281416999999" table:style-name="ce1">
            <text:p>17,1012814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2971E-3" table:style-name="ce1">
            <text:p>0,00742971</text:p>
          </table:table-cell>
          <table:table-cell office:value-type="float" office:value="9.1130181130000008" table:style-name="ce1">
            <text:p>9,11301811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5663900000000001E-4" table:style-name="ce1">
            <text:p>0,000356639</text:p>
          </table:table-cell>
          <table:table-cell office:value-type="float" office:value="6.3011900179999998" table:style-name="ce1">
            <text:p>6,30119001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5402300000000002E-4" table:style-name="ce1">
            <text:p>0,000354023</text:p>
          </table:table-cell>
          <table:table-cell office:value-type="float" office:value="4.8351829029999998" table:style-name="ce1">
            <text:p>4,83518290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5183300000000003E-4" table:style-name="ce1">
            <text:p>0,000251833</text:p>
          </table:table-cell>
          <table:table-cell office:value-type="float" office:value="5.5252533399999999" table:style-name="ce1">
            <text:p>5,5252533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8084799999999998E-4" table:style-name="ce1">
            <text:p>0,000380848</text:p>
          </table:table-cell>
          <table:table-cell office:value-type="float" office:value="4.5748186530000003" table:style-name="ce1">
            <text:p>4,574818653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Javi</meta:initial-creator>
    <dc:creator>Javi</dc:creator>
    <meta:creation-date>2018-05-13T13:00:17Z</meta:creation-date>
    <dc:date>2018-05-13T13:12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1500 elementos atcgrid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º de cores</text:p>
            </chart:title>
            <chart:categories table:cell-range-address="Hoja1.$A$2:.$A$8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label-cell-address="Hoja1.$C$2" chart:values-cell-range-address="Hoja1.$C$2:.$C$8" chart:class="chart:line" chart:attached-axis="primary-y" chart:style-name="G0S0">
            <chart:data-label chart:style-name="DL0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100 elementos atcgrid</text:p>
        </chart:title>
        <chart:plot-area svg:x="28.20503937007874pt" svg:y="31.59748031496063pt" svg:width="322.7949606299212pt" svg:height="163.69pt" chart:style-name="Plt0">
          <chart:axis chart:dimension="x" chart:name="primary-x" chart:style-name="Axs0">
            <chart:title svg:x="270.8420472440945pt" svg:y="21.79496062992126pt" chart:style-name="AT00">
              <text:p text:style-name="a1" text:class-names="" text:cond-style-name="">Cores</text:p>
            </chart:title>
            <chart:categories table:cell-range-address="Hoja1.$A$2:.$A$8"/>
          </chart:axis>
          <chart:axis chart:dimension="y" chart:name="primary-y" chart:style-name="Axs1">
            <chart:title chart:style-name="AT01">
              <text:p text:style-name="a2" text:class-names="" text:cond-style-name="">Tiempo</text:p>
            </chart:title>
            <chart:grid chart:class="major" chart:style-name="GMa1"/>
          </chart:axis>
          <chart:series chart:values-cell-range-address="Hoja1.$B$2:.$B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